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0243a7" officeooo:paragraph-rsid="000243a7"/>
    </style:style>
    <style:style style:name="P2" style:family="paragraph" style:parent-style-name="Heading">
      <style:text-properties officeooo:rsid="001376bc" officeooo:paragraph-rsid="001376bc"/>
    </style:style>
    <style:style style:name="P3" style:family="paragraph" style:parent-style-name="Heading_20_1">
      <style:text-properties officeooo:rsid="00066af1" officeooo:paragraph-rsid="00066af1"/>
    </style:style>
    <style:style style:name="P4" style:family="paragraph" style:parent-style-name="Heading_20_2">
      <style:text-properties officeooo:rsid="001376bc" officeooo:paragraph-rsid="001376bc"/>
    </style:style>
    <style:style style:name="P5" style:family="paragraph" style:parent-style-name="Preformatted_20_Text">
      <style:text-properties officeooo:paragraph-rsid="001a508a"/>
    </style:style>
    <style:style style:name="P6" style:family="paragraph" style:parent-style-name="Preformatted_20_Text">
      <style:text-properties officeooo:paragraph-rsid="001ce2e1"/>
    </style:style>
    <style:style style:name="P7" style:family="paragraph" style:parent-style-name="Standard">
      <style:text-properties officeooo:rsid="0017bc15" officeooo:paragraph-rsid="0017bc15"/>
    </style:style>
    <style:style style:name="P8" style:family="paragraph" style:parent-style-name="Standard">
      <style:text-properties officeooo:rsid="0018af6e" officeooo:paragraph-rsid="0018af6e"/>
    </style:style>
    <style:style style:name="P9" style:family="paragraph" style:parent-style-name="Standard">
      <style:text-properties officeooo:rsid="001ce2e1" officeooo:paragraph-rsid="001ce2e1"/>
    </style:style>
    <style:style style:name="P10" style:family="paragraph" style:parent-style-name="Standard">
      <style:text-properties officeooo:rsid="0004507e" officeooo:paragraph-rsid="001ce2e1"/>
    </style:style>
    <style:style style:name="P11" style:family="paragraph" style:parent-style-name="Text_20_body">
      <style:text-properties officeooo:rsid="000243a7" officeooo:paragraph-rsid="000243a7"/>
    </style:style>
    <style:style style:name="P12" style:family="paragraph" style:parent-style-name="Text_20_body">
      <style:text-properties officeooo:rsid="00066af1" officeooo:paragraph-rsid="001e118c"/>
    </style:style>
    <style:style style:name="P13" style:family="paragraph" style:parent-style-name="Text_20_body">
      <style:text-properties officeooo:rsid="0007f83c" officeooo:paragraph-rsid="0007f83c"/>
    </style:style>
    <style:style style:name="P14" style:family="paragraph" style:parent-style-name="Text_20_body">
      <style:text-properties officeooo:rsid="0007f83c" officeooo:paragraph-rsid="000c85f6"/>
    </style:style>
    <style:style style:name="P15" style:family="paragraph" style:parent-style-name="Text_20_body">
      <style:text-properties officeooo:rsid="00125bd6" officeooo:paragraph-rsid="00125bd6"/>
    </style:style>
    <style:style style:name="P16" style:family="paragraph" style:parent-style-name="Text_20_body" style:list-style-name="L3">
      <style:text-properties officeooo:rsid="00125bd6" officeooo:paragraph-rsid="00125bd6"/>
    </style:style>
    <style:style style:name="P17" style:family="paragraph" style:parent-style-name="Text_20_body" style:list-style-name="L3">
      <style:text-properties officeooo:paragraph-rsid="00132e23"/>
    </style:style>
    <style:style style:name="P18" style:family="paragraph" style:parent-style-name="Text_20_body" style:list-style-name="L3">
      <style:text-properties officeooo:rsid="00132e23" officeooo:paragraph-rsid="00132e23"/>
    </style:style>
    <style:style style:name="P19" style:family="paragraph" style:parent-style-name="Text_20_body">
      <style:text-properties fo:font-style="italic" officeooo:rsid="00132e23" officeooo:paragraph-rsid="00132e23" style:font-style-asian="italic" style:font-style-complex="italic"/>
    </style:style>
    <style:style style:name="P20" style:family="paragraph" style:parent-style-name="Text_20_body">
      <style:text-properties fo:font-style="italic" fo:font-weight="bold" officeooo:rsid="0018af6e" officeooo:paragraph-rsid="0018af6e" style:font-style-asian="italic" style:font-weight-asian="bold" style:font-style-complex="italic" style:font-weight-complex="bold"/>
    </style:style>
    <style:style style:name="P21" style:family="paragraph" style:parent-style-name="Text_20_body">
      <style:text-properties fo:font-style="italic" fo:font-weight="bold" officeooo:rsid="0017bc15" officeooo:paragraph-rsid="0017bc15" style:font-style-asian="italic" style:font-weight-asian="bold" style:font-style-complex="italic" style:font-weight-complex="bold"/>
    </style:style>
    <style:style style:name="P22" style:family="paragraph" style:parent-style-name="Text_20_body">
      <style:text-properties officeooo:rsid="001376bc" officeooo:paragraph-rsid="001376bc"/>
    </style:style>
    <style:style style:name="P23" style:family="paragraph" style:parent-style-name="Text_20_body">
      <style:text-properties officeooo:rsid="001376bc" officeooo:paragraph-rsid="0023139a"/>
    </style:style>
    <style:style style:name="P24" style:family="paragraph" style:parent-style-name="Text_20_body">
      <style:text-properties officeooo:rsid="001376bc" officeooo:paragraph-rsid="0026f9cd"/>
    </style:style>
    <style:style style:name="P25" style:family="paragraph" style:parent-style-name="Text_20_body">
      <style:text-properties officeooo:rsid="0017bc15" officeooo:paragraph-rsid="0017bc15"/>
    </style:style>
    <style:style style:name="P26" style:family="paragraph" style:parent-style-name="Text_20_body">
      <style:text-properties officeooo:rsid="0018af6e" officeooo:paragraph-rsid="001a508a"/>
    </style:style>
    <style:style style:name="P27" style:family="paragraph" style:parent-style-name="Text_20_body">
      <style:text-properties officeooo:rsid="001bee2f" officeooo:paragraph-rsid="001bee2f"/>
    </style:style>
    <style:style style:name="P28" style:family="paragraph" style:parent-style-name="Text_20_body">
      <style:text-properties officeooo:rsid="001e118c" officeooo:paragraph-rsid="001e118c"/>
    </style:style>
    <style:style style:name="P29" style:family="paragraph" style:parent-style-name="Text_20_body">
      <style:text-properties officeooo:paragraph-rsid="00200450"/>
    </style:style>
    <style:style style:name="P30" style:family="paragraph" style:parent-style-name="Text_20_body">
      <style:text-properties officeooo:rsid="0026f9cd" officeooo:paragraph-rsid="0026f9cd"/>
    </style:style>
    <style:style style:name="T1" style:family="text">
      <style:text-properties officeooo:rsid="000243a7"/>
    </style:style>
    <style:style style:name="T2" style:family="text">
      <style:text-properties fo:font-style="italic" style:font-style-asian="italic" style:font-style-complex="italic"/>
    </style:style>
    <style:style style:name="T3" style:family="text">
      <style:text-properties fo:font-style="italic" officeooo:rsid="00132e23" style:font-style-asian="italic" style:font-style-complex="italic"/>
    </style:style>
    <style:style style:name="T4" style:family="text">
      <style:text-properties fo:font-style="italic" officeooo:rsid="00142695" style:font-style-asian="italic" style:font-style-complex="italic"/>
    </style:style>
    <style:style style:name="T5" style:family="text">
      <style:text-properties fo:font-style="italic" officeooo:rsid="00264740"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officeooo:rsid="000eb2cd" style:font-style-asian="normal" style:font-style-complex="normal"/>
    </style:style>
    <style:style style:name="T9" style:family="text">
      <style:text-properties fo:font-style="normal" officeooo:rsid="00132e23" style:font-style-asian="normal" style:font-style-complex="normal"/>
    </style:style>
    <style:style style:name="T10" style:family="text">
      <style:text-properties fo:font-style="normal" officeooo:rsid="00125bd6" style:font-style-asian="normal" style:font-style-complex="normal"/>
    </style:style>
    <style:style style:name="T11" style:family="text">
      <style:text-properties fo:font-style="normal" officeooo:rsid="00142695" style:font-style-asian="normal" style:font-style-complex="normal"/>
    </style:style>
    <style:style style:name="T12" style:family="text">
      <style:text-properties fo:font-style="normal" officeooo:rsid="0015e77a" style:font-style-asian="normal" style:font-style-complex="normal"/>
    </style:style>
    <style:style style:name="T13" style:family="text">
      <style:text-properties fo:font-style="normal" officeooo:rsid="0016afca" style:font-style-asian="normal" style:font-style-complex="normal"/>
    </style:style>
    <style:style style:name="T14" style:family="text">
      <style:text-properties fo:font-style="normal" officeooo:rsid="001e118c" style:font-style-asian="normal" style:font-style-complex="normal"/>
    </style:style>
    <style:style style:name="T15" style:family="text">
      <style:text-properties fo:font-style="normal" officeooo:rsid="0022227a" style:font-style-asian="normal" style:font-style-complex="normal"/>
    </style:style>
    <style:style style:name="T16" style:family="text">
      <style:text-properties fo:font-style="normal" officeooo:rsid="0023139a" style:font-style-asian="normal" style:font-style-complex="normal"/>
    </style:style>
    <style:style style:name="T17" style:family="text">
      <style:text-properties fo:font-style="normal" officeooo:rsid="00264740"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02e80d" style:font-style-asian="normal" style:font-weight-asian="normal" style:font-style-complex="normal" style:font-weight-complex="normal"/>
    </style:style>
    <style:style style:name="T20" style:family="text">
      <style:text-properties fo:font-style="normal" fo:font-weight="normal" officeooo:rsid="0015e77a" style:font-style-asian="normal" style:font-weight-asian="normal" style:font-style-complex="normal" style:font-weight-complex="normal"/>
    </style:style>
    <style:style style:name="T21" style:family="text">
      <style:text-properties fo:font-style="normal" fo:font-weight="normal" officeooo:rsid="0018af6e" style:font-style-asian="normal" style:font-weight-asian="normal" style:font-style-complex="normal" style:font-weight-complex="normal"/>
    </style:style>
    <style:style style:name="T22" style:family="text">
      <style:text-properties fo:font-style="normal" fo:font-weight="normal" officeooo:rsid="001a508a" style:font-style-asian="normal" style:font-weight-asian="normal" style:font-style-complex="normal" style:font-weight-complex="normal"/>
    </style:style>
    <style:style style:name="T23" style:family="text">
      <style:text-properties fo:font-style="normal" fo:font-weight="normal" officeooo:rsid="001bee2f" style:font-style-asian="normal" style:font-weight-asian="normal" style:font-style-complex="normal" style:font-weight-complex="normal"/>
    </style:style>
    <style:style style:name="T24" style:family="text">
      <style:text-properties fo:font-style="normal" fo:font-weight="normal" officeooo:rsid="00171e34" style:font-style-asian="normal" style:font-weight-asian="normal" style:font-style-complex="normal" style:font-weight-complex="normal"/>
    </style:style>
    <style:style style:name="T25" style:family="text">
      <style:text-properties fo:font-style="normal" fo:font-weight="normal" officeooo:rsid="00200450" style:font-style-asian="normal" style:font-weight-asian="normal" style:font-style-complex="normal" style:font-weight-complex="normal"/>
    </style:style>
    <style:style style:name="T26" style:family="text">
      <style:text-properties fo:font-style="normal" fo:font-weight="normal" officeooo:rsid="0020cc50" style:font-style-asian="normal" style:font-weight-asian="normal" style:font-style-complex="normal" style:font-weight-complex="normal"/>
    </style:style>
    <style:style style:name="T27" style:family="text">
      <style:text-properties officeooo:rsid="0002e80d"/>
    </style:style>
    <style:style style:name="T28" style:family="text">
      <style:text-properties fo:color="#080808" loext:opacity="100%" style:font-name="JetBrains Mono" fo:font-size="11.5pt" fo:font-style="normal" fo:font-weight="normal" style:font-size-asian="11.5pt" style:font-style-asian="normal" style:font-weight-asian="normal"/>
    </style:style>
    <style:style style:name="T29" style:family="text">
      <style:text-properties fo:color="#080808" loext:opacity="100%" style:font-name="JetBrains Mono" fo:font-size="11.5pt" fo:font-style="normal" fo:font-weight="normal" style:font-size-asian="11.5pt" style:font-style-asian="normal" style:font-weight-asian="normal"/>
    </style:style>
    <style:style style:name="T30" style:family="text">
      <style:text-properties officeooo:rsid="00053769"/>
    </style:style>
    <style:style style:name="T31" style:family="text">
      <style:text-properties officeooo:rsid="000c85f6"/>
    </style:style>
    <style:style style:name="T32" style:family="text">
      <style:text-properties officeooo:rsid="000eb2cd"/>
    </style:style>
    <style:style style:name="T33" style:family="text">
      <style:text-properties officeooo:rsid="00132e23"/>
    </style:style>
    <style:style style:name="T34" style:family="text">
      <style:text-properties style:font-name="Liberation Serif"/>
    </style:style>
    <style:style style:name="T35" style:family="text">
      <style:text-properties style:font-name="Liberation Serif" officeooo:rsid="00132e23"/>
    </style:style>
    <style:style style:name="T36" style:family="text">
      <style:text-properties style:font-name="Liberation Serif" fo:font-weight="bold" officeooo:rsid="00132e23" style:font-weight-asian="bold" style:font-weight-complex="bold"/>
    </style:style>
    <style:style style:name="T37" style:family="text">
      <style:text-properties style:font-name="Liberation Serif" fo:font-style="normal" officeooo:rsid="00132e23" style:font-style-asian="normal" style:font-style-complex="normal"/>
    </style:style>
    <style:style style:name="T38" style:family="text">
      <style:text-properties officeooo:rsid="00142695"/>
    </style:style>
    <style:style style:name="T39" style:family="text">
      <style:text-properties style:font-name="Liberation Mono" fo:font-size="10pt" fo:font-style="normal" fo:font-weight="bold" officeooo:rsid="0015e77a" style:font-size-asian="10pt" style:font-style-asian="normal" style:font-weight-asian="bold" style:font-size-complex="10pt" style:font-style-complex="normal" style:font-weight-complex="bold"/>
    </style:style>
    <style:style style:name="T40" style:family="text">
      <style:text-properties style:font-name="Liberation Mono" fo:font-size="10pt" fo:font-style="normal" fo:font-weight="bold" officeooo:rsid="001a508a" style:font-size-asian="10pt" style:font-style-asian="normal" style:font-weight-asian="bold" style:font-size-complex="10pt" style:font-style-complex="normal" style:font-weight-complex="bold"/>
    </style:style>
    <style:style style:name="T41" style:family="text">
      <style:text-properties style:font-name="Liberation Mono" fo:font-size="10pt" fo:font-style="normal" fo:font-weight="bold" officeooo:rsid="001bee2f" style:font-size-asian="10pt" style:font-style-asian="normal" style:font-weight-asian="bold" style:font-size-complex="10pt" style:font-style-complex="normal" style:font-weight-complex="bold"/>
    </style:style>
    <style:style style:name="T42" style:family="text">
      <style:text-properties style:font-name="Liberation Mono" fo:font-size="10pt" fo:font-style="normal" fo:font-weight="bold" officeooo:rsid="00200450" style:font-size-asian="10pt" style:font-style-asian="normal" style:font-weight-asian="bold" style:font-size-complex="10pt" style:font-style-complex="normal" style:font-weight-complex="bold"/>
    </style:style>
    <style:style style:name="T43" style:family="text">
      <style:text-properties style:font-name="Liberation Mono" fo:font-size="10pt" fo:font-weight="bold" officeooo:rsid="001a508a" style:font-size-asian="10pt" style:font-weight-asian="bold" style:font-size-complex="10pt" style:font-weight-complex="bold"/>
    </style:style>
    <style:style style:name="T44" style:family="text">
      <style:text-properties officeooo:rsid="0017bc15"/>
    </style:style>
    <style:style style:name="T45" style:family="text">
      <style:text-properties fo:color="#000000" loext:opacity="100%" style:font-name="Courier" fo:font-size="10.5pt" fo:font-weight="bold" style:font-size-asian="10.5pt" style:font-weight-asian="bold"/>
    </style:style>
    <style:style style:name="T46" style:family="text">
      <style:text-properties fo:color="#000000" loext:opacity="100%" style:font-name="Courier" fo:font-size="10.5pt" fo:font-style="normal" fo:font-weight="bold" style:font-size-asian="10.5pt" style:font-style-asian="normal" style:font-weight-asian="bold"/>
    </style:style>
    <style:style style:name="T47" style:family="text">
      <style:text-properties officeooo:rsid="001a508a"/>
    </style:style>
    <style:style style:name="T48" style:family="text">
      <style:text-properties officeooo:rsid="001bee2f"/>
    </style:style>
    <style:style style:name="T49" style:family="text">
      <style:text-properties officeooo:rsid="001ce2e1"/>
    </style:style>
    <style:style style:name="T50" style:family="text">
      <style:text-properties officeooo:rsid="001e118c"/>
    </style:style>
    <style:style style:name="T51" style:family="text">
      <style:text-properties officeooo:rsid="0020bd50"/>
    </style:style>
    <style:style style:name="T52" style:family="text">
      <style:text-properties officeooo:rsid="0020cc50"/>
    </style:style>
    <style:style style:name="T53" style:family="text">
      <style:text-properties officeooo:rsid="0023139a"/>
    </style:style>
    <style:style style:name="T54" style:family="text">
      <style:text-properties officeooo:rsid="00264740"/>
    </style:style>
    <style:style style:name="T55" style:family="text">
      <style:text-properties officeooo:rsid="0026f9c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sing OA4MP as a <text:span text:style-name="T30">Dedicated</text:span> Token Issuer</text:p>
      <text:h text:style-name="P3" text:outline-level="1">Overview</text:h>
      <text:p text:style-name="P12">In this case, you have a possibly existing service that you want to start issuing tokens. <text:span text:style-name="T32">The contract for </text:span><text:span text:style-name="T50">your DTI (</text:span><text:span text:style-name="T30">Dedicated</text:span><text:span text:style-name="T1"> Token Issuer</text:span><text:span text:style-name="T50">)</text:span><text:span text:style-name="T32"> is that it gets requests from clients and it issues the tokens from OA4MP, which then have the entire abilities of any other OA4MP flow, such as refreshing or exchanging tokens, querying user information etc. </text:span>OA4MP may be completely hidden from users <text:span text:style-name="T32">if the </text:span><text:span text:style-name="T50">DTI</text:span><text:span text:style-name="T32"> service so desire</text:span><text:span text:style-name="T50">s</text:span><text:span text:style-name="T32">, by simply intercepting all requests and forwarding them</text:span>. This can give enormous flexibility in use. <text:span text:style-name="T31">A typical case is that a service <text:s/>requires tokens from a trusted issuer to access resources (e.g. computational, data) and, while running on behalf of a user, the user is not available. Think Condor with 10,000 submit nodes that needs </text:span><text:span text:style-name="T52">many </text:span><text:span text:style-name="T31">files for a single job </text:span><text:span text:style-name="T52">from a file server</text:span><text:span text:style-name="T31">. The user has started the job, but absolutely cannot manually approve each token. <text:s/></text:span><text:span text:style-name="T50">The DTI then services the requests.</text:span><text:span text:style-name="T31"> </text:span></text:p>
      <text:p text:style-name="Heading">How it works</text:p>
      <text:p text:style-name="P13">The <text:span text:style-name="T50">DTI </text:span><text:span text:style-name="T54">(or others) </text:span><text:span text:style-name="T32">can create standard OA4MP clients with credentials. </text:span><text:span text:style-name="T54">Clients </text:span><text:span text:style-name="T5">must</text:span><text:span text:style-name="T17"> be managed by an administrative client. </text:span><text:span text:style-name="T8">The</text:span><text:span text:style-name="T32"> clients will make subsequent requests (which may involve using their credentials or signing them, however it is desired) </text:span><text:span text:style-name="T54">to the DTI</text:span><text:span text:style-name="T32">. The service </text:span>will make the request <text:span text:style-name="T2">on behalf </text:span>of the user <text:span text:style-name="T31">(and client)</text:span> <text:span text:style-name="T31">for a token</text:span>. <text:s/>Th<text:span text:style-name="T31">is </text:span>a signed request <text:span text:style-name="T54">the </text:span>administrative client <text:span text:style-name="T54">makes </text:span><text:span text:style-name="T31">which </text:span>returns the <text:span text:style-name="T31">tokens which in turn are returned to the requester in the </text:span>response. The client then takes over the flow. <text:s/></text:p>
      <text:p text:style-name="P14">Note there is a specific trust relation that allows the admin client using a signed RFC 7523 request to do this <text:span text:style-name="T2">without</text:span><text:span text:style-name="T7"> having the keys </text:span><text:span text:style-name="T15">or credentials </text:span><text:span text:style-name="T7">for the client. The client, however, must </text:span><text:span text:style-name="T15">authenticate</text:span><text:span text:style-name="T7"> all subsequent requests </text:span><text:span text:style-name="T15">as per the specification</text:span><text:span text:style-name="T7">. This means a client can set its own keys </text:span><text:span text:style-name="T15">or credentials </text:span><text:span text:style-name="T7">and its admin client does not have to manage them. </text:span><text:span text:style-name="T8">All of OA4MP is still there and institutions can have admin clients with their own virtual issuers and clients as well so the topology of such a system may be </text:span><text:span text:style-name="T15">arbitrarily</text:span><text:span text:style-name="T8"> complex. </text:span></text:p>
      <text:p text:style-name="Heading"><text:span text:style-name="T8">D</text:span><text:span text:style-name="T7">o I need the authorize and device endpoints?</text:span></text:p>
      <text:p text:style-name="P30"><text:span text:style-name="T7">No. The most basic version of this has those completely taken over by the DTI. However, the entire token request is done securely and is independent of all other forms of authentication. It is therefore possible to have a completely standard OA4MP server in addition to a DTI.</text:span></text:p>
      <text:h text:style-name="Heading_20_1" text:outline-level="1"><text:span text:style-name="T8">P</text:span><text:span text:style-name="T7">rerequisites</text:span></text:h>
      <text:p text:style-name="P15"><text:span text:style-name="T7">In order to use this, you must set up your own </text:span><text:span text:style-name="T14">DTI</text:span><text:span text:style-name="T7"> Service <text:s/>which will handle <text:s/>requests from users </text:span><text:span text:style-name="T14">or clients</text:span><text:span text:style-name="T7">. <text:s/>Typically they request will contain scopes, audience requests etc and you</text:span><text:span text:style-name="T16">r service </text:span><text:span text:style-name="T7">must handle these. </text:span></text:p>
      <text:list text:style-name="L3">
        <text:list-item>
          <text:p text:style-name="P16"><text:span text:style-name="T7">The </text:span><text:span text:style-name="T14">DTI</text:span><text:span text:style-name="T7"> itself.</text:span></text:p>
        </text:list-item>
        <text:list-item>
          <text:p text:style-name="P16"><text:soft-page-break/><text:span text:style-name="T7">The OA4MP server, which will function as the dedicated token service. </text:span></text:p>
        </text:list-item>
        <text:list-item>
          <text:p text:style-name="P17"><text:span text:style-name="T10">An administrative client</text:span><text:span text:style-name="T9">s</text:span><text:span text:style-name="T10"> on the OA4MP server. Th</text:span><text:span text:style-name="T9">ese</text:span><text:span text:style-name="T10"> must have RFC 7523 keys and be set so that </text:span><text:span text:style-name="T9">they</text:span><text:span text:style-name="T10"> can initialize flows. </text:span><text:span text:style-name="T9">By </text:span><text:span text:style-name="T3">initialize a flow </text:span><text:span text:style-name="T9"><text:s/>we mean they make a signed request using RFC7523 </text:span><text:span text:style-name="Source_20_Text"><text:span text:style-name="T37">§2.2</text:span></text:span><text:span text:style-name="T9"> which makes the token request as per RFC7523 </text:span><text:span text:style-name="Source_20_Text"><text:span text:style-name="T34">§</text:span></text:span><text:span text:style-name="Source_20_Text"><text:span text:style-name="T35">2.1. This returns tokens. Note that depending upon the client configuration there are up to 3 tokens for ID, access and refresh.</text:span></text:span><text:span text:style-name="Source_20_Text"><text:span text:style-name="T9"> </text:span></text:span><text:span text:style-name="Source_20_Text"><text:span text:style-name="T34">The </text:span></text:span><text:span text:style-name="Source_20_Text"><text:span text:style-name="T35">admin client </text:span></text:span><text:span text:style-name="Source_20_Text"><text:span text:style-name="T36">must </text:span></text:span><text:span text:style-name="T33">be the administrator of the requesting client or the request will be rejected.</text:span></text:p>
        </text:list-item>
        <text:list-item>
          <text:p text:style-name="P18"><text:span text:style-name="T7">The client then uses the token and its credentials to make all of the standard requests to the OA4MP service for refresh, exchanges, user info, token introspection etc. </text:span></text:p>
        </text:list-item>
      </text:list>
      <text:p text:style-name="P19"><text:span text:style-name="T7"/></text:p>
      <text:p text:style-name="P11">The essential idea is really simple. <text:span text:style-name="T27"><text:s/></text:span>Create a dedicated client for your service, called a <text:span text:style-name="T6">service client </text:span><text:span text:style-name="T18"><text:s/>which uses </text:span><text:a xlink:type="simple" xlink:href="https://www.rfc-editor.org/rfc/rfc7523#section-2.1" text:style-name="Internet_20_link" text:visited-style-name="Visited_20_Internet_20_Link"><text:span text:style-name="T18">RFC 7523</text:span></text:a><text:span text:style-name="T18"> to communicate to OA4MP via a back channel. <text:s/></text:span><text:span text:style-name="T19">This client only communicates with signed requests. </text:span></text:p>
      <text:h text:style-name="P4" text:outline-level="2"><text:span text:style-name="T50">Ways to show or hide OA4MP</text:span>.</text:h>
      <text:p text:style-name="P22">You have <text:span text:style-name="T50">a DTI</text:span>. It may either broker all requests to OA4MP, effectively hiding it.</text:p>
      <text:p text:style-name="P2">Example: Hiding OA4MP <text:span text:style-name="T53">with a reverse proxy lookup (Apache)</text:span></text:p>
      <text:p text:style-name="P22"><text:span text:style-name="T53">You are running, e.g. Apache. </text:span>Your <text:span text:style-name="T50">DTI, </text:span><text:span text:style-name="T53">which is written in the language of your choice, </text:span><text:s/>resides at <text:a xlink:type="simple" xlink:href="https://my_service.xyz.org/authorize" text:style-name="Internet_20_link" text:visited-style-name="Visited_20_Internet_20_Link">https://my_service.xyz.org/authorize</text:a> <text:span text:style-name="T53">Requests to Apache call this. </text:span></text:p>
      <text:p text:style-name="P22"><text:s/>OA4MP is <text:s/>on the same machine <text:span text:style-name="T53">running under Tomcat, and </text:span>is restricted to localhost access only. It has endpoints</text:p>
      <text:p text:style-name="P22"><text:a xlink:type="simple" xlink:href="https://localhost:8080/oauth2/token" text:style-name="Internet_20_link" text:visited-style-name="Visited_20_Internet_20_Link">https://localhost:8080/oauth2/token</text:a><text:line-break/><text:a xlink:type="simple" xlink:href="https://localhost:8080/oauth2/refresh" text:style-name="Internet_20_link" text:visited-style-name="Visited_20_Internet_20_Link">https://localhost:8080/oauth2/refresh</text:a><text:line-break/>…</text:p>
      <text:p text:style-name="P22">All requests go to <text:span text:style-name="T53">Apache, which are rewritten to access Tomcat</text:span>. The initial request is serviced by the AS and after that, requests for OA4MP endpoints are simply done by URL rewriting, so</text:p>
      <text:p text:style-name="P22"><text:a xlink:type="simple" xlink:href="https://my_service.xyz.org/authorize" text:style-name="Internet_20_link" text:visited-style-name="Visited_20_Internet_20_Link">https://my_service.xyz.org/r</text:a>efresh?… </text:p>
      <text:p text:style-name="P22">would be converted to </text:p>
      <text:p text:style-name="P22"><text:a xlink:type="simple" xlink:href="https://localhost:8080/oauth2/refresh" text:style-name="Internet_20_link" text:visited-style-name="Visited_20_Internet_20_Link">https://localhost:8080/oauth2/refresh</text:a>?...<text:line-break/></text:p>
      <text:p text:style-name="P22">and the response returned. This does give you the option of processing each request if needed.</text:p>
      <text:p text:style-name="Heading">Example: Coexisting with OA4MP</text:p>
      <text:p text:style-name="P22">In this case, <text:span text:style-name="T55">all standard </text:span>OA4MP endpoint<text:span text:style-name="T55">s are available</text:span>, you simply deploy your <text:span text:style-name="T50">DTI</text:span> <text:span text:style-name="T53">(which must run under Tomcat, usually Java, though if you are really slick, Tomcat can run CGI and no, we don’t cover how to do that here) </text:span>to the standard endpoint, e.g.</text:p>
      <text:p text:style-name="P23"><text:a xlink:type="simple" xlink:href="https://my_service.xyz.org/authorize" text:style-name="Internet_20_link" text:visited-style-name="Visited_20_Internet_20_Link"/></text:p>
      <text:p text:style-name="P24"><text:a xlink:type="simple" xlink:href="https://my_service.xyz.org/dti" text:style-name="Internet_20_link" text:visited-style-name="Visited_20_Internet_20_Link"><text:soft-page-break/>https://my_service.xyz.org/<text:span text:style-name="T55">dti</text:span></text:a><text:span text:style-name="T55"><text:tab/><text:tab/> </text:span>← your service<text:line-break/><text:a xlink:type="simple" xlink:href="https://my_service.xyz.org/authorize" text:style-name="Internet_20_link" text:visited-style-name="Visited_20_Internet_20_Link">https://my_service.xyz.org/<text:span text:style-name="T53">oauth2/</text:span>authorize</text:a> ← OA4MP<text:line-break/><text:a xlink:type="simple" xlink:href="https://my_service.xyz.org/oauth2/device" text:style-name="Internet_20_link" text:visited-style-name="Visited_20_Internet_20_Link">https://my_service.xyz.org/oauth2/<text:span text:style-name="T55">device</text:span></text:a><text:span text:style-name="T55"><text:tab/></text:span> “<text:tab/>“ <text:s/><text:tab/> <text:line-break/><text:a xlink:type="simple" xlink:href="https://localhost:8080/oauth2/refresh" text:style-name="Internet_20_link" text:visited-style-name="Visited_20_Internet_20_Link">https://</text:a><text:a xlink:type="simple" xlink:href="https://my_service.xyz.org/authorize" text:style-name="Internet_20_link" text:visited-style-name="Visited_20_Internet_20_Link">my_service.xyz.org</text:a><text:a xlink:type="simple" xlink:href="https://localhost:8080/oauth2/refresh" text:style-name="Internet_20_link" text:visited-style-name="Visited_20_Internet_20_Link">/oauth2/<text:span text:style-name="T55">token</text:span></text:a> <text:tab/> “<text:tab/>“<text:line-break/>…<text:tab/><text:tab/><text:tab/><text:tab/><text:tab/><text:tab/> “<text:tab/>“</text:p>
      <text:p text:style-name="P28">(Remember that the token endpoint issues tokens, but is also used for <text:span text:style-name="T2">e.g. </text:span><text:span text:style-name="T7">refresh requests, so you still need it.)</text:span></text:p>
      <text:h text:style-name="Heading_20_2" text:outline-level="2">Creating the token request to OA4MP</text:h>
      <text:p text:style-name="P22">The details for using RFC7523 are here: <text:a xlink:type="simple" xlink:href="https://oa4mp.org/pdf/rfc7523_intro.pdf" text:style-name="Internet_20_link" text:visited-style-name="Visited_20_Internet_20_Link">https://oa4mp.org/pdf/rfc7523_intro.pdf</text:a>. <text:span text:style-name="T38">The authorization grant is for the administrative client and is signed with its key. The token request is</text:span><text:span text:style-name="T4"> unsigned</text:span><text:span text:style-name="T11"> and </text:span><text:span text:style-name="T13">for the </text:span><text:span text:style-name="T11">client ID, </text:span><text:span text:style-name="T13">hence it </text:span><text:span text:style-name="T11"><text:s/></text:span><text:span text:style-name="T12">has the client identifier set as the issuer (</text:span><text:span text:style-name="T39">iss</text:span><text:span text:style-name="T20"> claim). </text:span><text:span text:style-name="T11">This is because the server should not be storing the client’s credentials and impersonating it, but rather there is a secure trust relationship that allows for initializing a flow. </text:span><text:span text:style-name="T20"><text:s/></text:span></text:p>
      <text:p text:style-name="Heading"><text:span text:style-name="T20">E</text:span><text:span text:style-name="T18">xample</text:span></text:p>
      <text:p text:style-name="P29"><text:span text:style-name="T24">Create the authentication request for the admin client. </text:span><text:span text:style-name="T25">In this case OA4MP is hidden and allows only localhost access with address </text:span><text:span text:style-name="T42">https://localhost:9443/oauth2/token</text:span><text:span text:style-name="T25">. </text:span><text:span text:style-name="T26">The DTI has gotten a client request (whatever your service wants) which contains the information to make this token request. </text:span><text:span text:style-name="T21">This </text:span><text:span text:style-name="T26">request </text:span><text:span text:style-name="T21">requires the private key for the admin client. <text:s/></text:span><text:span text:style-name="T23">Here the admin client has id <text:s/></text:span><text:span text:style-name="T41">admin:test/vo_1 </text:span><text:s/><text:span text:style-name="T48">and is making the token request on behalf of the client <text:s/></text:span><text:span text:style-name="T41">localhost:test/initialize_flow</text:span>.<text:span text:style-name="T48"> </text:span></text:p>
      <text:p text:style-name="P20">Header:</text:p>
      <text:p text:style-name="Preformatted_20_Text">{"kid":"563054FD9C2E418A","typ":"JWT","alg":"ES256"}</text:p>
      <text:p text:style-name="P27"><text:span text:style-name="T18"/></text:p>
      <text:p text:style-name="P27"><text:span text:style-name="T18">This uses the private key with kid <text:s/>563054FD9C2E418A to sign the request.</text:span></text:p>
      <text:p text:style-name="P20">Payload:</text:p>
      <text:p text:style-name="Preformatted_20_Text">{<text:line-break/> <text:s/>"sub": "admin:test/vo_1",<text:line-break/> <text:s/>"aud": "https://localhost:9443/oauth2/token",<text:line-break/> <text:s/>"iss": "admin:test/vo_1",<text:line-break/> <text:s/>"exp": 1756158978,<text:line-break/> <text:s/>"iat": 1756158078,<text:line-break/> <text:s/>"jti": "admin:test/vo_1/rfc7523/n9b6SlQPoauQ0h_4DmU3UpFptoiglnVJKN7bQxObgwA"<text:line-break/>}<text:line-break/></text:p>
      <text:p text:style-name="P8"><text:span text:style-name="T18"/></text:p>
      <text:p text:style-name="P26"><text:span text:style-name="T18">which results in the signed JWT </text:span><text:span text:style-name="T22">(the </text:span><text:span text:style-name="T40">client_assertion</text:span><text:span text:style-name="T22"> parameter)</text:span><text:span text:style-name="T18">:</text:span></text:p>
      <text:p text:style-name="Preformatted_20_Text">eyJraWQiOiI1NjMwNTRGRDlDMkU0MThBIiwidHlwIjoiSldUIiwiYWxnIjoiR...<text:line-break/></text:p>
      <text:p text:style-name="P25"><text:span text:style-name="T18">Create the token request for the client:</text:span></text:p>
      <text:p text:style-name="P21">Header:</text:p>
      <text:p text:style-name="Preformatted_20_Text">{"typ":"JWT","alg":"none"}</text:p>
      <text:p text:style-name="P25"><text:span text:style-name="T18"/></text:p>
      <text:p text:style-name="P21"><text:soft-page-break/>Payload:</text:p>
      <text:p text:style-name="P6">{<text:line-break/> "iss": "localhost:test/initialize_flow",<text:line-break/> "sub": "jeff",<text:line-break/> "jti": "localhost:test/initialize_flow/rfc7523/puGJcUBxSe6HawwCxyDRukGM",<text:line-break/> "exp": 1756158978,<text:line-break/> "iat": 1756158078,<text:line-break/> "nonce": "_0IyVynIJWys3TI1qmiCtaJF70u6X9rpgCxD8WjpwnI",<text:line-break/> "scope": [<text:line-break/> "read:",<text:line-break/> "write:",<text:line-break/> "org.cilogon.userinfo",<text:line-break/> "openid",<text:line-break/> "profile",<text:line-break/> "email"<text:line-break/> <text:s/>]<text:line-break/>}</text:p>
      <text:p text:style-name="P6"/>
      <text:p text:style-name="Text_20_body"><text:span text:style-name="T49">The JTI is created/</text:span><text:span text:style-name="T51">managed</text:span><text:span text:style-name="T49"> by the client and should b</text:span><text:span text:style-name="T51">e</text:span><text:span text:style-name="T49"> unique so it can be used to track the flow.</text:span><text:line-break/><text:span text:style-name="T49">This</text:span><text:span text:style-name="T44"> yields an unsigned JWT </text:span><text:span text:style-name="T47">(the </text:span><text:span text:style-name="T43">assertion</text:span><text:span text:style-name="T47"> parameter) </text:span><text:span text:style-name="T44">:</text:span></text:p>
      <text:p text:style-name="P7"/>
      <text:p text:style-name="Preformatted_20_Text">eyJ0eXAiOiJKV1QiLCJhbGciOiJub25lIn0. ...</text:p>
      <text:p text:style-name="P7"/>
      <text:p text:style-name="Text_20_body">And the full request <text:span text:style-name="T47">(line breaks added) before encoding:</text:span></text:p>
      <text:p text:style-name="Preformatted_20_Text">https://localhost:9443/oauth2/token?</text:p>
      <text:p text:style-name="Preformatted_20_Text">client_assertion_type=urn:ietf:params:oauth:client-assertion-type:jwt-bearer&amp;<text:line-break/>client_assertion=eyJraWQiOiI1NjMwNTRGRDlDMkU0MThBIiwi...&amp;<text:line-break/>grant_type=urn:ietf:params:oauth:grant-type:jwt-bearer&amp;<text:line-break/>assertion=eyJ0eXAiOiJKV1QiLCJhbGciOiJub25lI…</text:p>
      <text:p text:style-name="P29"><text:line-break/><text:line-break/><text:span text:style-name="T49">The typical response then is </text:span></text:p>
      <text:p text:style-name="P5"/>
      <text:p text:style-name="Preformatted_20_Text">{<text:line-break/> <text:s/>"access_token": "eyJraWQiOiIyOTc4RkY1NDhBNTVBNzM5N...,<text:line-break/> <text:s/>"refresh_token": "eyJ0eXAiOiJKV1QiLCJhbGciOiJub25lIn0….,<text:line-break/> <text:s/>"scope": "read:/home/<text:span text:style-name="T50">public/data/cern</text:span> write:/<text:span text:style-name="T50">home</text:span>/jeff/<text:span text:style-name="T50">grant_76536789/cern/data email profile org.cilogon.userinfo openid</text:span>",<text:line-break/> <text:s/>"refresh_token_lifetime": 3600,<text:line-break/> <text:s/>"id_token": "eyJraWQiOiIyOTc4RkY1NDhBNTVBNzM5NTAyRTNCQzY0QTU4RTJC...,<text:line-break/> <text:s/>"token_type": "Bearer",<text:line-break/> <text:s/>"expires_in": 900,<text:line-break/> <text:s/>"refresh_token_iat": 1756206421<text:line-break/>}</text:p>
      <text:p text:style-name="Preformatted_20_Text"/>
      <text:p text:style-name="Preformatted_20_Text"/>
      <text:p text:style-name="P9">In this case <text:span text:style-name="T50">the returned tokens and scopes simply follow the policy for the client. Remember that the scope is a blank delimited string. </text:span><text:span text:style-name="T52">This is returned to the client as the body of the response and the client then uses it as needed. </text:span></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5T06:23:52.029137951</meta:creation-date>
    <dc:date>2025-09-05T16:10:06.320397738</dc:date>
    <meta:editing-duration>P18DT13H6M31S</meta:editing-duration>
    <meta:editing-cycles>21</meta:editing-cycles>
    <meta:generator>LibreOffice/24.2.7.2$Linux_X86_64 LibreOffice_project/420$Build-2</meta:generator>
    <meta:document-statistic meta:table-count="0" meta:image-count="0" meta:object-count="0" meta:page-count="4" meta:paragraph-count="54" meta:word-count="1164" meta:character-count="8198" meta:non-whitespace-character-count="6994"/>
  </office:meta>
</office:document-meta>
</file>